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icrosoft Yahei" svg:font-family="'Microsoft Yahei', verdana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0"/>
    <style:style style:name="P4" style:family="paragraph" style:parent-style-name="Standard" style:list-style-name="L11"/>
    <style:style style:name="P5" style:family="paragraph" style:parent-style-name="Standard" style:list-style-name="L12"/>
    <style:style style:name="P6" style:family="paragraph" style:parent-style-name="Standard" style:list-style-name="L14"/>
    <style:style style:name="T1" style:family="text">
      <style:text-properties fo:font-variant="normal" fo:text-transform="none" fo:color="#000000" fo:letter-spacing="normal" style:font-name-asian="Microsoft Yahei" style:font-size-asian="9.75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一.入库</text:p>
      <text:list xml:id="list1463548942" text:style-name="L1">
        <text:list-item>
          <text:p text:style-name="P1">生产入库 </text:p>
          <text:p text:style-name="P1">出入库 &gt; 生产入库.</text:p>
        </text:list-item>
      </text:list>
      <text:list xml:id="list1468881307" text:style-name="L2">
        <text:list-item>
          <text:p text:style-name="P2">填写 仓库/入库时间/生产小组，后点“开始入库”.</text:p>
        </text:list-item>
        <text:list-item>
          <text:p text:style-name="P2">选择要入库的货品和规格点“添加”</text:p>
        </text:list-item>
        <text:list-item>
          <text:p text:style-name="P2">货品添加完成后点“入库”，完成本次生产入库</text:p>
        </text:list-item>
      </text:list>
      <text:list xml:id="list883416193" text:continue-list="list1463548942" text:style-name="L1">
        <text:list-item>
          <text:p text:style-name="P1">库存变动入库</text:p>
        </text:list-item>
      </text:list>
      <text:p text:style-name="Standard"><text:tab/>出入库 &gt; 库存变动</text:p>
      <text:list xml:id="list996347167" text:style-name="L10">
        <text:list-item>
          <text:p text:style-name="P3">填写 仓库/入库时间/变动原因，点“确定”</text:p>
        </text:list-item>
        <text:list-item>
          <text:p text:style-name="P3">选择要入库的货品和规格点“添加”</text:p>
        </text:list-item>
        <text:list-item>
          <text:p text:style-name="P3">货品添加完成后点“入库”，完成本次入库</text:p>
        </text:list-item>
      </text:list>
      <text:list xml:id="list1640497290" text:continue-list="list883416193" text:style-name="L1">
        <text:list-item>
          <text:p text:style-name="P1">退货入库</text:p>
          <text:p text:style-name="P1">当有退货请求时，会在业务办理中出现“退货入库”任务</text:p>
        </text:list-item>
      </text:list>
      <text:list xml:id="list661137832" text:style-name="L11">
        <text:list-item>
          <text:p text:style-name="P4">点“接受”接收退货入库任务，将任务移动到我的任务列表后，点”办理”处理退货。</text:p>
        </text:list-item>
        <text:list-item>
          <text:p text:style-name="P4">根据实际退货情况，修改/添加退货货品</text:p>
        </text:list-item>
        <text:list-item>
          <text:p text:style-name="P4">完成后点“完成”，完成本次退货入库</text:p>
        </text:list-item>
      </text:list>
      <text:p text:style-name="Standard">二.出库</text:p>
      <text:p text:style-name="Standard">1.销售出库</text:p>
      <text:list xml:id="list345101189" text:continue-list="list1640497290" text:style-name="L1">
        <text:list-header>
          <text:p text:style-name="P1">当有销售出库请求时，会在业务办理中出现“销售出库”任务</text:p>
        </text:list-header>
      </text:list>
      <text:list xml:id="list1999379692" text:style-name="L12">
        <text:list-item>
          <text:p text:style-name="P5">点“接受”接收销售出库任务，将任务移动到我的任务列表后，点”办理”处理销售出库。</text:p>
        </text:list-item>
        <text:list-item>
          <text:p text:style-name="P5">根据订单货品列表出库，有些订单允许修改货品的出库的数量，有些订单允许增加出库的货品,根据实际情况出库</text:p>
        </text:list-item>
        <text:list-item>
          <text:p text:style-name="P5">完成后点“完成”，完成本次销售出库</text:p>
        </text:list-item>
      </text:list>
      <text:p text:style-name="Standard">三.调<text:span text:style-name="T1">拨</text:span></text:p>
      <text:p text:style-name="Standard"><text:tab/>出入库 &gt; <text:span text:style-name="T1">仓库调拨</text:span><text:tab/></text:p>
      <text:list xml:id="list1275150396" text:style-name="L14">
        <text:list-header>
          <text:p text:style-name="P6">点“新建调拨”，填写 类型/原因/仓库 点“确定”建立调拨。</text:p>
        </text:list-header>
        <text:list-item>
          <text:p text:style-name="P6">调拨出库</text:p>
        </text:list-item>
      </text:list>
      <text:p text:style-name="Standard"><text:tab/>根据列出的库存，选择要出库的货品和数量。点“下一步”直至完成出库</text:p>
      <text:p text:style-name="Standard"><text:tab/></text:p>
      <text:p text:style-name="Standard"><text:tab/></text:p>
      <text:p text:style-name="Standard">四.盘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icrosoft Yahei" svg:font-family="'Microsoft Yahei', verdana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21:42:39</meta:creation-date>
    <dc:date>2014-12-08T23:05:56</dc:date>
    <meta:editing-duration>PT36M6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30" meta:word-count="245" meta:character-count="513" meta:non-whitespace-character-count="496"/>
  </office:meta>
</office:document-meta>
</file>